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DA84F4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1.147cm" fo:padding-top="0cm" fo:padding-bottom="0cm" fo:padding-left="0cm" fo:padding-right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6" style:family="graphic" style:parent-style-name="standard">
      <style:graphic-properties svg:stroke-color="#808080" draw:marker-start="Arrowheads_20_3" draw:marker-start-width="0.15cm" draw:marker-end="" draw:marker-end-width="0.15cm" draw:textarea-horizontal-align="center" draw:textarea-vertical-align="middle"/>
    </style:style>
    <style:style style:name="gr7" style:family="graphic" style:parent-style-name="standard">
      <style:graphic-properties svg:stroke-width="0.05cm" draw:marker-start-width="0.175cm" draw:marker-end-width="0.1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6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layer="layout" svg:width="1.147cm" svg:height="0.488cm" svg:x="0.553cm" svg:y="0.012cm">
            <draw:text-box>
              <text:p text:style-name="P1"><text:span text:style-name="T1">X</text:span></text:p>
            </draw:text-box>
          </draw:frame>
          <draw:rect draw:style-name="gr2" draw:text-style-name="P3" draw:layer="layout" svg:width="0.4cm" svg:height="2.4cm" svg:x="0.1cm" svg:y="0.312cm">
            <text:p text:style-name="P4"/>
          </draw:rect>
          <draw:rect draw:style-name="gr2" draw:text-style-name="P3" draw:layer="layout" svg:width="0.4cm" svg:height="2.4cm" svg:x="2.2cm" svg:y="0.312cm">
            <text:p text:style-name="P4"/>
          </draw:rect>
          <draw:g>
            <draw:line draw:style-name="gr2" draw:text-style-name="P3" draw:layer="layout" svg:x1="0.8cm" svg:y1="0.536cm" svg:x2="2.2cm" svg:y2="0.536cm">
              <text:p text:style-name="P4"/>
            </draw:line>
            <draw:line draw:style-name="gr2" draw:text-style-name="P3" draw:layer="layout" svg:x1="0.6cm" svg:y1="0.536cm" svg:x2="0.5cm" svg:y2="0.436cm">
              <text:p text:style-name="P4"/>
            </draw:line>
            <draw:line draw:style-name="gr2" draw:text-style-name="P3" draw:layer="layout" svg:x1="0.6cm" svg:y1="0.536cm" svg:x2="0.5cm" svg:y2="0.536cm">
              <text:p text:style-name="P4"/>
            </draw:line>
            <draw:line draw:style-name="gr2" draw:text-style-name="P3" draw:layer="layout" svg:x1="0.6cm" svg:y1="0.536cm" svg:x2="0.5cm" svg:y2="0.636cm">
              <text:p text:style-name="P4"/>
            </draw:line>
            <draw:frame draw:style-name="gr3" draw:text-style-name="P3" draw:layer="layout" svg:width="0.264cm" svg:height="0.264cm" svg:x="0.6cm" svg:y="0.436cm">
              <draw:image xlink:href="Pictures/100002000000000A0000000ADDA84F49.gif" xlink:type="simple" xlink:show="embed" xlink:actuate="onLoad">
                <text:p text:style-name="P4"/>
              </draw:image>
            </draw:frame>
          </draw:g>
          <draw:g>
            <draw:line draw:style-name="gr2" draw:text-style-name="P3" draw:layer="layout" svg:x1="0.8cm" svg:y1="0.872cm" svg:x2="2.2cm" svg:y2="0.872cm">
              <text:p text:style-name="P4"/>
            </draw:line>
            <draw:line draw:style-name="gr2" draw:text-style-name="P3" draw:layer="layout" svg:x1="0.6cm" svg:y1="0.872cm" svg:x2="0.5cm" svg:y2="0.772cm">
              <text:p text:style-name="P4"/>
            </draw:line>
            <draw:line draw:style-name="gr2" draw:text-style-name="P3" draw:layer="layout" svg:x1="0.6cm" svg:y1="0.872cm" svg:x2="0.5cm" svg:y2="0.872cm">
              <text:p text:style-name="P4"/>
            </draw:line>
            <draw:line draw:style-name="gr2" draw:text-style-name="P3" draw:layer="layout" svg:x1="0.6cm" svg:y1="0.872cm" svg:x2="0.5cm" svg:y2="0.972cm">
              <text:p text:style-name="P4"/>
            </draw:line>
            <draw:frame draw:style-name="gr3" draw:text-style-name="P3" draw:layer="layout" svg:width="0.264cm" svg:height="0.264cm" svg:x="0.6cm" svg:y="0.772cm">
              <draw:image xlink:href="Pictures/100002000000000A0000000ADDA84F49.gif" xlink:type="simple" xlink:show="embed" xlink:actuate="onLoad">
                <text:p text:style-name="P4"/>
              </draw:image>
            </draw:frame>
          </draw:g>
          <draw:g>
            <draw:line draw:style-name="gr2" draw:text-style-name="P3" draw:layer="layout" svg:x1="0.8cm" svg:y1="1.172cm" svg:x2="2.2cm" svg:y2="1.172cm">
              <text:p text:style-name="P4"/>
            </draw:line>
            <draw:line draw:style-name="gr2" draw:text-style-name="P3" draw:layer="layout" svg:x1="0.6cm" svg:y1="1.172cm" svg:x2="0.5cm" svg:y2="1.072cm">
              <text:p text:style-name="P4"/>
            </draw:line>
            <draw:line draw:style-name="gr2" draw:text-style-name="P3" draw:layer="layout" svg:x1="0.6cm" svg:y1="1.172cm" svg:x2="0.5cm" svg:y2="1.172cm">
              <text:p text:style-name="P4"/>
            </draw:line>
            <draw:line draw:style-name="gr2" draw:text-style-name="P3" draw:layer="layout" svg:x1="0.6cm" svg:y1="1.172cm" svg:x2="0.5cm" svg:y2="1.272cm">
              <text:p text:style-name="P4"/>
            </draw:line>
            <draw:frame draw:style-name="gr3" draw:text-style-name="P3" draw:layer="layout" svg:width="0.264cm" svg:height="0.264cm" svg:x="0.6cm" svg:y="1.072cm">
              <draw:image xlink:href="Pictures/100002000000000A0000000ADDA84F49.gif" xlink:type="simple" xlink:show="embed" xlink:actuate="onLoad">
                <text:p text:style-name="P4"/>
              </draw:image>
            </draw:frame>
          </draw:g>
          <draw:g>
            <draw:line draw:style-name="gr2" draw:text-style-name="P3" draw:layer="layout" svg:x1="0.8cm" svg:y1="1.472cm" svg:x2="2.2cm" svg:y2="1.472cm">
              <text:p text:style-name="P4"/>
            </draw:line>
            <draw:line draw:style-name="gr2" draw:text-style-name="P3" draw:layer="layout" svg:x1="0.6cm" svg:y1="1.472cm" svg:x2="0.5cm" svg:y2="1.372cm">
              <text:p text:style-name="P4"/>
            </draw:line>
            <draw:line draw:style-name="gr2" draw:text-style-name="P3" draw:layer="layout" svg:x1="0.6cm" svg:y1="1.472cm" svg:x2="0.5cm" svg:y2="1.472cm">
              <text:p text:style-name="P4"/>
            </draw:line>
            <draw:line draw:style-name="gr2" draw:text-style-name="P3" draw:layer="layout" svg:x1="0.6cm" svg:y1="1.472cm" svg:x2="0.5cm" svg:y2="1.572cm">
              <text:p text:style-name="P4"/>
            </draw:line>
            <draw:frame draw:style-name="gr3" draw:text-style-name="P3" draw:layer="layout" svg:width="0.264cm" svg:height="0.264cm" svg:x="0.6cm" svg:y="1.372cm">
              <draw:image xlink:href="Pictures/100002000000000A0000000ADDA84F49.gif" xlink:type="simple" xlink:show="embed" xlink:actuate="onLoad">
                <text:p text:style-name="P4"/>
              </draw:image>
            </draw:frame>
          </draw:g>
          <draw:g>
            <draw:line draw:style-name="gr2" draw:text-style-name="P3" draw:layer="layout" svg:x1="0.8cm" svg:y1="1.772cm" svg:x2="2.2cm" svg:y2="1.772cm">
              <text:p text:style-name="P4"/>
            </draw:line>
            <draw:line draw:style-name="gr2" draw:text-style-name="P3" draw:layer="layout" svg:x1="0.6cm" svg:y1="1.772cm" svg:x2="0.5cm" svg:y2="1.672cm">
              <text:p text:style-name="P4"/>
            </draw:line>
            <draw:line draw:style-name="gr2" draw:text-style-name="P3" draw:layer="layout" svg:x1="0.6cm" svg:y1="1.772cm" svg:x2="0.5cm" svg:y2="1.772cm">
              <text:p text:style-name="P4"/>
            </draw:line>
            <draw:line draw:style-name="gr2" draw:text-style-name="P3" draw:layer="layout" svg:x1="0.6cm" svg:y1="1.772cm" svg:x2="0.5cm" svg:y2="1.872cm">
              <text:p text:style-name="P4"/>
            </draw:line>
            <draw:frame draw:style-name="gr3" draw:text-style-name="P3" draw:layer="layout" svg:width="0.264cm" svg:height="0.264cm" svg:x="0.6cm" svg:y="1.672cm">
              <draw:image xlink:href="Pictures/100002000000000A0000000ADDA84F49.gif" xlink:type="simple" xlink:show="embed" xlink:actuate="onLoad">
                <text:p text:style-name="P4"/>
              </draw:image>
            </draw:frame>
          </draw:g>
          <draw:g>
            <draw:line draw:style-name="gr2" draw:text-style-name="P3" draw:layer="layout" svg:x1="0.8cm" svg:y1="2.072cm" svg:x2="2.2cm" svg:y2="2.072cm">
              <text:p text:style-name="P4"/>
            </draw:line>
            <draw:line draw:style-name="gr2" draw:text-style-name="P3" draw:layer="layout" svg:x1="0.6cm" svg:y1="2.072cm" svg:x2="0.5cm" svg:y2="1.972cm">
              <text:p text:style-name="P4"/>
            </draw:line>
            <draw:line draw:style-name="gr2" draw:text-style-name="P3" draw:layer="layout" svg:x1="0.6cm" svg:y1="2.072cm" svg:x2="0.5cm" svg:y2="2.072cm">
              <text:p text:style-name="P4"/>
            </draw:line>
            <draw:line draw:style-name="gr2" draw:text-style-name="P3" draw:layer="layout" svg:x1="0.6cm" svg:y1="2.072cm" svg:x2="0.5cm" svg:y2="2.172cm">
              <text:p text:style-name="P4"/>
            </draw:line>
            <draw:frame draw:style-name="gr3" draw:text-style-name="P3" draw:layer="layout" svg:width="0.264cm" svg:height="0.264cm" svg:x="0.6cm" svg:y="1.972cm">
              <draw:image xlink:href="Pictures/100002000000000A0000000ADDA84F49.gif" xlink:type="simple" xlink:show="embed" xlink:actuate="onLoad">
                <text:p text:style-name="P4"/>
              </draw:image>
            </draw:frame>
          </draw:g>
          <draw:g>
            <draw:line draw:style-name="gr2" draw:text-style-name="P3" draw:layer="layout" svg:x1="0.8cm" svg:y1="2.4cm" svg:x2="2.2cm" svg:y2="2.4cm">
              <text:p text:style-name="P4"/>
            </draw:line>
            <draw:line draw:style-name="gr2" draw:text-style-name="P3" draw:layer="layout" svg:x1="0.6cm" svg:y1="2.4cm" svg:x2="0.5cm" svg:y2="2.3cm">
              <text:p text:style-name="P4"/>
            </draw:line>
            <draw:line draw:style-name="gr2" draw:text-style-name="P3" draw:layer="layout" svg:x1="0.6cm" svg:y1="2.4cm" svg:x2="0.5cm" svg:y2="2.4cm">
              <text:p text:style-name="P4"/>
            </draw:line>
            <draw:line draw:style-name="gr2" draw:text-style-name="P3" draw:layer="layout" svg:x1="0.6cm" svg:y1="2.4cm" svg:x2="0.5cm" svg:y2="2.5cm">
              <text:p text:style-name="P4"/>
            </draw:line>
            <draw:frame draw:style-name="gr3" draw:text-style-name="P3" draw:layer="layout" svg:width="0.264cm" svg:height="0.264cm" svg:x="0.6cm" svg:y="2.3cm">
              <draw:image xlink:href="Pictures/100002000000000A0000000ADDA84F49.gif" xlink:type="simple" xlink:show="embed" xlink:actuate="onLoad">
                <text:p text:style-name="P4"/>
              </draw:image>
            </draw:frame>
          </draw:g>
          <draw:rect draw:style-name="gr4" draw:text-style-name="P3" draw:layer="layout" svg:width="1cm" svg:height="2.2cm" svg:x="1cm" svg:y="0.4cm">
            <text:p text:style-name="P4"/>
          </draw:rect>
          <draw:frame draw:style-name="gr5" draw:text-style-name="P5" draw:layer="layout" svg:width="1cm" svg:height="0.393cm" svg:x="1cm" svg:y="2.2cm">
            <draw:text-box>
              <text:p text:style-name="P4"><text:span text:style-name="T2">LINEAR</text:span></text:p>
            </draw:text-box>
          </draw:frame>
          <draw:line draw:style-name="gr6" draw:text-style-name="P3" draw:layer="layout" svg:x1="1.5cm" svg:y1="0.9cm" svg:x2="1.5cm" svg:y2="1.9cm">
            <text:p text:style-name="P4"/>
          </draw:line>
          <draw:line draw:style-name="gr6" draw:text-style-name="P3" draw:layer="layout" svg:x1="1.9cm" svg:y1="1.4cm" svg:x2="1.1cm" svg:y2="1.4cm">
            <text:p text:style-name="P4"/>
          </draw:line>
          <draw:line draw:style-name="gr7" draw:text-style-name="P3" draw:layer="layout" svg:x1="1.2cm" svg:y1="1.7cm" svg:x2="1.8cm" svg:y2="1.1cm">
            <text:p text:style-name="P4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902" svg:d="m564 0-564 902h1131z"/>
    <draw:marker draw:name="Arrowheads_20_3" draw:display-name="Arrowheads 3" svg:viewBox="0 0 1131 1580" svg:d="m1013 1491 118 89-567-1580-564 1580 114-85 136-68 148-46 161-17 161 13 153 4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79cm" fo:page-height="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Jakub Strychowski</meta:initial-creator>
    <meta:creation-date>2007-11-05T16:17:28</meta:creation-date>
    <dc:creator>Jakub Strychowski</dc:creator>
    <dc:date>2007-11-06T00:06:39</dc:date>
    <dc:language>pl-PL</dc:language>
    <meta:editing-cycles>5</meta:editing-cycles>
    <meta:editing-duration>PT1H2M6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